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9pt"/>
    </style:style>
    <style:style style:name="co2" style:family="table-column">
      <style:table-column-properties fo:break-before="auto" style:column-width="34.89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40.51pt"/>
    </style:style>
    <style:style style:name="co5" style:family="table-column">
      <style:table-column-properties fo:break-before="auto" style:column-width="42.04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269.86pt"/>
    </style:style>
    <style:style style:name="co9" style:family="table-column">
      <style:table-column-properties fo:break-before="auto" style:column-width="43.65pt"/>
    </style:style>
    <style:style style:name="co10" style:family="table-column">
      <style:table-column-properties fo:break-before="auto" style:column-width="275.41pt"/>
    </style:style>
    <style:style style:name="co11" style:family="table-column">
      <style:table-column-properties fo:break-before="auto" style:column-width="26.16pt"/>
    </style:style>
    <style:style style:name="co12" style:family="table-column">
      <style:table-column-properties fo:break-before="auto" style:column-width="35.69pt"/>
    </style:style>
    <style:style style:name="co13" style:family="table-column">
      <style:table-column-properties fo:break-before="auto" style:column-width="126.14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46.06pt"/>
    </style:style>
    <style:style style:name="co16" style:family="table-column">
      <style:table-column-properties fo:break-before="auto" style:column-width="63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23.24pt" fo:break-before="auto" style:use-optimal-row-height="true"/>
    </style:style>
    <style:style style:name="ro10" style:family="table-row">
      <style:table-row-properties style:row-height="16.5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fo:background-color="#bfbfbf" style:cell-protect="protected" style:print-content="true" style:diagonal-bl-tr="none" style:diagonal-tl-br="none" fo:border="none" style:rotation-align="none"/>
    </style:style>
    <style:style style:name="ce7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>
      <style:table-cell-properties fo:border-bottom="1.76pt fine-dashe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1.76pt fine-dashe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order-bottom="1.76pt fine-dashed #000000" style:cell-protect="none" style:print-content="true" style:diagonal-bl-tr="none" style:diagonal-tl-br="none" style:text-align-source="fix" style:repeat-content="false" fo:background-color="transparent" fo:wrap-option="no-wrap" fo:border-left="1.76pt fine-dashed #000000" style:direction="ltr" fo:border-right="1.76pt fine-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ackground-color="#bfbfb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Default" style:data-style-name="N125">
      <style:table-cell-properties fo:background-color="#bfbfbf" style:cell-protect="protected" style:print-content="true" style:diagonal-bl-tr="none" style:diagonal-tl-br="none" fo:border="none" style:rotation-align="none"/>
    </style:style>
    <style:style style:name="ce16" style:family="table-cell" style:parent-style-name="Default">
      <style:table-cell-properties fo:background-color="#bfbfbf" style:cell-protect="protected" style:print-content="true" style:rotation-align="none"/>
    </style:style>
    <style:style style:name="ce17" style:family="table-cell" style:parent-style-name="Default" style:data-style-name="N127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</style:style>
    <style:style style:name="ce18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</style:style>
    <style:style style:name="ce19" style:family="table-cell" style:parent-style-name="Default" style:data-style-name="N125">
      <style:table-cell-properties style:cell-protect="protected" style:print-content="true" style:diagonal-bl-tr="none" style:diagonal-tl-br="none" fo:border="none" style:rotation-align="none"/>
    </style:style>
    <style:style style:name="ce20" style:family="table-cell" style:parent-style-name="Default" style:data-style-name="N125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1.76pt fine-dash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34" style:family="table-cell" style:parent-style-name="Default">
      <style:table-cell-properties style:cell-protect="protected" style:print-content="true" fo:background-color="transparent" style:rotation-align="none"/>
    </style:style>
    <style:style style:name="ce35" style:family="table-cell" style:parent-style-name="Default" style:data-style-name="N1">
      <style:table-cell-properties fo:background-color="#c3d69b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1.76pt solid #000000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1.76pt solid #000000"/>
    </style:style>
    <style:style style:name="ce41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</style:style>
    <style:style style:name="ce42" style:family="table-cell" style:parent-style-name="Default" style:data-style-name="N126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ackground-color="#c3d69b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 style:data-style-name="N125">
      <style:table-cell-properties fo:background-color="#002060" style:cell-protect="protected" style:print-content="true" style:diagonal-bl-tr="none" style:diagonal-tl-br="none" fo:border="none" style:rotation-align="none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>
      <style:table-cell-properties fo:background-color="#def8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ackground-color="#def8fe" style:cell-protect="protected" style:print-content="true" style:rotation-align="none"/>
    </style:style>
    <style:style style:name="ce48" style:family="table-cell" style:parent-style-name="Default" style:data-style-name="N128">
      <style:table-cell-properties fo:background-color="#def8fe" style:cell-protect="protected" style:print-content="true" style:diagonal-bl-tr="none" style:diagonal-tl-br="none" fo:border="1.76pt solid #000000" style:rotation-align="none"/>
    </style:style>
    <style:style style:name="ce49" style:family="table-cell" style:parent-style-name="Default" style:data-style-name="N128">
      <style:table-cell-properties fo:background-color="#def8fe" style:cell-protect="protected" style:print-content="true" style:rotation-align="none"/>
    </style:style>
    <style:style style:name="ce50" style:family="table-cell" style:parent-style-name="Default" style:data-style-name="N128">
      <style:table-cell-properties fo:background-color="#def8fe" style:cell-protect="protected" style:print-content="true" style:diagonal-bl-tr="none" style:diagonal-tl-br="none" fo:border="none" style:rotation-align="none"/>
    </style:style>
    <style:style style:name="ce51" style:family="table-cell" style:parent-style-name="Default" style:data-style-name="N128">
      <style:table-cell-properties fo:background-color="#def8fe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28">
      <style:table-cell-properties fo:background-color="#ebf1de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fo:background-color="#c3d69b" style:cell-protect="protected" style:print-content="tru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ackground-color="#def8fe"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 style:data-style-name="N126">
      <style:table-cell-properties style:cell-protect="protected" style:print-content="true" style:rotation-align="none"/>
    </style:style>
    <style:style style:name="ce5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 style:data-style-name="N126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8" style:family="table-cell" style:parent-style-name="Default">
      <style:table-cell-properties fo:background-color="#f2f2f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9" style:family="table-cell" style:parent-style-name="Default">
      <style:table-cell-properties fo:background-color="#f2f2f2" style:cell-protect="protected" style:print-content="true" style:rotation-align="none"/>
    </style:style>
    <style:style style:name="ce60" style:family="table-cell" style:parent-style-name="Default" style:data-style-name="N128">
      <style:table-cell-properties fo:background-color="#f2f2f2" style:cell-protect="protected" style:print-content="true" style:diagonal-bl-tr="none" style:diagonal-tl-br="none" fo:border="1.76pt solid #000000" style:rotation-align="none"/>
    </style:style>
    <style:style style:name="ce61" style:family="table-cell" style:parent-style-name="Default" style:data-style-name="N128">
      <style:table-cell-properties fo:background-color="#f2f2f2" style:cell-protect="protected" style:print-content="true" style:rotation-align="none"/>
    </style:style>
    <style:style style:name="ce62" style:family="table-cell" style:parent-style-name="Default" style:data-style-name="N128">
      <style:table-cell-properties fo:background-color="#f2f2f2" style:cell-protect="protected" style:print-content="true" style:diagonal-bl-tr="none" style:diagonal-tl-br="none" fo:border="none" style:rotation-align="none"/>
    </style:style>
    <style:style style:name="ce63" style:family="table-cell" style:parent-style-name="Default" style:data-style-name="N128">
      <style:table-cell-properties fo:background-color="#f2f2f2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f2f2f2"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 style:data-style-name="N100">
      <style:table-cell-properties style:cell-protect="protected" style:print-content="true" style:rotation-align="none"/>
    </style:style>
    <style:style style:name="ce68" style:family="table-cell" style:parent-style-name="Default" style:data-style-name="N0">
      <style:table-cell-properties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6" table:default-cell-style-name="ce1"/>
        <table:table-row table:style-name="ro1">
          <table:table-cell table:number-columns-repeated="7"/>
          <table:table-cell table:style-name="ce34" table:number-columns-repeated="3"/>
          <table:table-cell table:number-columns-repeated="1014"/>
        </table:table-row>
        <table:table-row table:style-name="ro2">
          <table:table-cell/>
          <table:table-cell table:style-name="ce2"/>
          <table:table-cell table:style-name="ce5" table:number-columns-repeated="4"/>
          <table:table-cell table:style-name="ce30"/>
          <table:table-cell table:style-name="ce34"/>
          <table:table-cell table:style-name="ce36"/>
          <table:table-cell table:style-name="ce40"/>
          <table:table-cell table:style-name="ce5" table:number-columns-repeated="4"/>
          <table:table-cell table:style-name="ce30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 table:number-columns-spanned="1" table:number-rows-spanned="8">
            <text:p><text:s text:c="5"/>INPUT</text:p>
          </table:table-cell>
          <table:table-cell table:style-name="ce6"/>
          <table:table-cell table:style-name="ce11" office:value-type="string" calcext:value-type="string" table:number-columns-spanned="1" table:number-rows-spanned="2">
            <text:p>Atomic mass or Molecular weight</text:p>
          </table:table-cell>
          <table:table-cell table:style-name="ce6" table:number-columns-repeated="2"/>
          <table:table-cell table:style-name="ce31"/>
          <table:table-cell table:style-name="ce34"/>
          <table:table-cell table:style-name="ce37"/>
          <table:table-cell table:style-name="ce41"/>
          <table:table-cell table:style-name="ce44" table:number-columns-repeated="2"/>
          <table:table-cell table:style-name="ce41" table:number-columns-repeated="2"/>
          <table:table-cell table:style-name="ce65" office:value-type="string" calcext:value-type="string" table:number-columns-spanned="1" table:number-rows-spanned="4">
            <text:p>OUTPUT</text:p>
          </table:table-cell>
          <table:table-cell table:number-columns-repeated="1009"/>
        </table:table-row>
        <table:table-row table:style-name="ro4">
          <table:table-cell/>
          <table:covered-table-cell table:style-name="ce3"/>
          <table:table-cell table:style-name="ce6"/>
          <table:covered-table-cell table:style-name="ce11"/>
          <table:table-cell table:style-name="ce6" table:number-columns-repeated="2"/>
          <table:table-cell table:style-name="ce31"/>
          <table:table-cell table:style-name="ce34"/>
          <table:table-cell table:style-name="ce37"/>
          <table:table-cell table:style-name="ce41"/>
          <table:table-cell table:style-name="ce45" table:formula="of:=CONCATENATE([.K89];&quot;  ;  &quot;;[.K82])" office:value-type="string" office:string-value="615.046343  ;  78725.932008" calcext:value-type="string" table:number-columns-spanned="1" table:number-rows-spanned="2">
            <text:p>615.046343 <text:s/>; <text:s/>78725.932008</text:p>
          </table:table-cell>
          <table:table-cell table:style-name="ce44"/>
          <table:table-cell table:style-name="ce45" table:formula="of:=CONCATENATE([.M89];&quot;  ;  &quot;;[.M82])" office:value-type="string" office:string-value="217.1966  ;  27801.16541" calcext:value-type="string" table:number-columns-spanned="1" table:number-rows-spanned="2">
            <text:p>217.1966 <text:s/>; <text:s/>27801.16541</text:p>
          </table:table-cell>
          <table:table-cell table:style-name="ce41"/>
          <table:covered-table-cell table:style-name="ce65"/>
          <table:table-cell table:number-columns-repeated="1009"/>
        </table:table-row>
        <table:table-row table:style-name="ro5">
          <table:table-cell/>
          <table:covered-table-cell table:style-name="ce3"/>
          <table:table-cell table:style-name="ce6"/>
          <table:table-cell table:style-name="ce12" office:value-type="float" office:value="206.32556" calcext:value-type="float" table:number-columns-spanned="1" table:number-rows-spanned="2">
            <text:p>206.32556</text:p>
          </table:table-cell>
          <table:table-cell table:style-name="ce24" office:value-type="string" calcext:value-type="string" table:number-columns-spanned="1" table:number-rows-spanned="2">
            <text:p>amu or g/mol</text:p>
          </table:table-cell>
          <table:table-cell table:style-name="ce25"/>
          <table:table-cell table:style-name="ce32"/>
          <table:table-cell/>
          <table:table-cell table:style-name="ce38"/>
          <table:table-cell table:style-name="ce41"/>
          <table:covered-table-cell table:style-name="ce45"/>
          <table:table-cell table:style-name="ce44"/>
          <table:covered-table-cell table:style-name="ce45"/>
          <table:table-cell table:style-name="ce41"/>
          <table:covered-table-cell table:style-name="ce65"/>
          <table:table-cell table:number-columns-repeated="1009"/>
        </table:table-row>
        <table:table-row table:style-name="ro6">
          <table:table-cell/>
          <table:covered-table-cell table:style-name="ce3"/>
          <table:table-cell table:style-name="ce6"/>
          <table:covered-table-cell table:style-name="ce13"/>
          <table:covered-table-cell table:style-name="ce24"/>
          <table:table-cell table:style-name="ce25"/>
          <table:table-cell table:style-name="ce32"/>
          <table:table-cell/>
          <table:table-cell table:style-name="ce38"/>
          <table:table-cell table:style-name="ce41" table:number-columns-repeated="5"/>
          <table:covered-table-cell table:style-name="ce65"/>
          <table:table-cell table:number-columns-repeated="1009"/>
        </table:table-row>
        <table:table-row table:style-name="ro7">
          <table:table-cell/>
          <table:covered-table-cell table:style-name="ce3"/>
          <table:table-cell table:style-name="ce6"/>
          <table:table-cell table:style-name="ce14"/>
          <table:table-cell table:style-name="ce25" table:number-columns-repeated="2"/>
          <table:table-cell table:style-name="ce32"/>
          <table:table-cell/>
          <table:table-cell table:style-name="ce39"/>
          <table:table-cell table:style-name="ce7" table:number-columns-repeated="5"/>
          <table:table-cell table:style-name="ce66"/>
          <table:table-cell table:number-columns-repeated="1009"/>
        </table:table-row>
        <table:table-row table:style-name="ro8">
          <table:table-cell/>
          <table:covered-table-cell table:style-name="ce3"/>
          <table:table-cell table:style-name="ce6"/>
          <table:table-cell table:style-name="ce15" table:formula="of:=[.D5]/1000/[.D15]" office:value-type="float" office:value="3.42611652936522E-025" calcext:value-type="float">
            <text:p>3.4261165294E-25</text:p>
          </table:table-cell>
          <table:table-cell table:style-name="ce6" office:value-type="string" calcext:value-type="string">
            <text:p>Kg</text:p>
          </table:table-cell>
          <table:table-cell table:style-name="ce6"/>
          <table:table-cell table:style-name="ce31"/>
          <table:table-cell table:number-columns-repeated="1017"/>
        </table:table-row>
        <table:table-row table:style-name="ro9">
          <table:table-cell/>
          <table:covered-table-cell table:style-name="ce3"/>
          <table:table-cell table:style-name="ce6"/>
          <table:table-cell table:style-name="ce16" table:number-columns-repeated="2"/>
          <table:table-cell table:style-name="ce6"/>
          <table:table-cell table:style-name="ce31"/>
          <table:table-cell table:number-columns-repeated="3"/>
          <table:table-cell table:style-name="ce46" office:value-type="string" calcext:value-type="string">
            <text:p>Remote Mode</text:p>
          </table:table-cell>
          <table:table-cell table:style-name="ce56"/>
          <table:table-cell table:style-name="ce58" office:value-type="string" calcext:value-type="string">
            <text:p>Contact Mode</text:p>
          </table:table-cell>
          <table:table-cell table:number-columns-repeated="1011"/>
        </table:table-row>
        <table:table-row table:style-name="ro8">
          <table:table-cell/>
          <table:covered-table-cell table:style-name="ce3"/>
          <table:table-cell table:style-name="ce6" table:number-columns-repeated="4"/>
          <table:table-cell table:style-name="ce31"/>
          <table:table-cell table:number-columns-repeated="1017"/>
        </table:table-row>
        <table:table-row table:style-name="ro1">
          <table:table-cell/>
          <table:table-cell table:style-name="ce4"/>
          <table:table-cell table:style-name="ce7" table:number-columns-repeated="4"/>
          <table:table-cell table:style-name="ce33"/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SubHarmonic</text:p>
          </table:table-cell>
          <table:table-cell table:number-columns-repeated="2"/>
          <table:table-cell table:style-name="ce47"/>
          <table:table-cell/>
          <table:table-cell table:style-name="ce59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Speed of light Vacuum</text:p>
          </table:table-cell>
          <table:table-cell table:style-name="ce17" office:value-type="float" office:value="299792458" calcext:value-type="float">
            <text:p>299,792,458.0</text:p>
          </table:table-cell>
          <table:table-cell table:style-name="ce26" office:value-type="string" calcext:value-type="string">
            <text:p>m/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8" table:formula="of:=[.D13]/([.D16]/([.D8]*[.D13]))" office:value-type="float" office:value="4.64715878310754E+025" calcext:value-type="float">
            <text:p>46,471,587,831,075,400,000,000,000.000</text:p>
          </table:table-cell>
          <table:table-cell table:style-name="ce55"/>
          <table:table-cell table:style-name="ce60" table:formula="of:=[.D14]/([.D16]/([.D8]*[.D13]))" office:value-type="float" office:value="1.64109114650977E+025" calcext:value-type="float">
            <text:p>16,410,911,465,097,700,000,000,000.000</text:p>
          </table:table-cell>
          <table:table-cell table:number-columns-repeated="1011"/>
        </table:table-row>
        <table:table-row table:style-name="ro8">
          <table:table-cell table:number-columns-repeated="2"/>
          <table:table-cell table:style-name="ce9" office:value-type="string" calcext:value-type="string">
            <text:p>Speed of light Tisuue</text:p>
          </table:table-cell>
          <table:table-cell table:style-name="ce18" office:value-type="float" office:value="105868288.9" calcext:value-type="float">
            <text:p>105,868,288.9</text:p>
          </table:table-cell>
          <table:table-cell table:style-name="ce27" office:value-type="string" calcext:value-type="string">
            <text:p>m/s</text:p>
          </table:table-cell>
          <table:table-cell table:style-name="ce29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9" table:formula="of:=[.K13]/2" office:value-type="float" office:value="2.32357939155377E+025" calcext:value-type="float">
            <text:p>23,235,793,915,537,700,000,000,000.000</text:p>
          </table:table-cell>
          <table:table-cell/>
          <table:table-cell table:style-name="ce61" table:formula="of:=[.M13]/2" office:value-type="float" office:value="8.20545573254885E+024" calcext:value-type="float">
            <text:p>8,205,455,732,548,850,000,000,000.000</text:p>
          </table:table-cell>
          <table:table-cell table:number-columns-repeated="1011"/>
        </table:table-row>
        <table:table-row table:style-name="ro8">
          <table:table-cell table:number-columns-repeated="2"/>
          <table:table-cell table:style-name="ce9" office:value-type="string" calcext:value-type="string">
            <text:p>Avogadro constant</text:p>
          </table:table-cell>
          <table:table-cell table:style-name="ce19" office:value-type="float" office:value="6.02214076E+023" calcext:value-type="float">
            <text:p>6.0221407600E+23</text:p>
          </table:table-cell>
          <table:table-cell table:style-name="ce27" office:value-type="string" calcext:value-type="string">
            <text:p>1/mol</text:p>
          </table:table-cell>
          <table:table-cell table:style-name="ce29"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49" table:formula="of:=[.K14]/2" office:value-type="float" office:value="1.16178969577689E+025" calcext:value-type="float">
            <text:p>11,617,896,957,768,900,000,000,000.000</text:p>
          </table:table-cell>
          <table:table-cell/>
          <table:table-cell table:style-name="ce61" table:formula="of:=[.M14]/2" office:value-type="float" office:value="4.10272786627442E+024" calcext:value-type="float">
            <text:p>4,102,727,866,274,420,000,000,000.000</text:p>
          </table:table-cell>
          <table:table-cell table:number-columns-repeated="1011"/>
        </table:table-row>
        <table:table-row table:style-name="ro8">
          <table:table-cell table:number-columns-repeated="2"/>
          <table:table-cell table:style-name="ce10" office:value-type="string" calcext:value-type="string">
            <text:p>Planck constant</text:p>
          </table:table-cell>
          <table:table-cell table:style-name="ce20" office:value-type="float" office:value="6.626070073E-034" calcext:value-type="float">
            <text:p>6.6260700730E-34</text:p>
          </table:table-cell>
          <table:table-cell table:style-name="ce28" office:value-type="string" calcext:value-type="string">
            <text:p>J s</text:p>
          </table:table-cell>
          <table:table-cell table:style-name="ce29"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49" table:formula="of:=[.K15]/2" office:value-type="float" office:value="5.80894847888443E+024" calcext:value-type="float">
            <text:p>5,808,948,478,884,430,000,000,000.000</text:p>
          </table:table-cell>
          <table:table-cell/>
          <table:table-cell table:style-name="ce61" table:formula="of:=[.M15]/2" office:value-type="float" office:value="2.05136393313721E+024" calcext:value-type="float">
            <text:p>2,051,363,933,137,210,0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table:style-name="ce49" table:formula="of:=[.K16]/2" office:value-type="float" office:value="2.90447423944222E+024" calcext:value-type="float">
            <text:p>2,904,474,239,442,220,000,000,000.000</text:p>
          </table:table-cell>
          <table:table-cell/>
          <table:table-cell table:style-name="ce61" table:formula="of:=[.M16]/2" office:value-type="float" office:value="1.02568196656861E+024" calcext:value-type="float">
            <text:p>1,025,681,966,568,610,0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table:style-name="ce49" table:formula="of:=[.K17]/2" office:value-type="float" office:value="1.45223711972111E+024" calcext:value-type="float">
            <text:p>1,452,237,119,721,110,000,000,000.000</text:p>
          </table:table-cell>
          <table:table-cell/>
          <table:table-cell table:style-name="ce61" table:formula="of:=[.M17]/2" office:value-type="float" office:value="5.12840983284303E+023" calcext:value-type="float">
            <text:p>512,840,983,284,303,0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  <table:table-cell table:style-name="ce49" table:formula="of:=[.K18]/2" office:value-type="float" office:value="7.26118559860554E+023" calcext:value-type="float">
            <text:p>726,118,559,860,554,000,000,000.000</text:p>
          </table:table-cell>
          <table:table-cell/>
          <table:table-cell table:style-name="ce61" table:formula="of:=[.M18]/2" office:value-type="float" office:value="2.56420491642151E+023" calcext:value-type="float">
            <text:p>256,420,491,642,151,0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"/>
          <table:table-cell table:style-name="ce49" table:formula="of:=[.K19]/2" office:value-type="float" office:value="3.63059279930277E+023" calcext:value-type="float">
            <text:p>363,059,279,930,277,000,000,000.000</text:p>
          </table:table-cell>
          <table:table-cell/>
          <table:table-cell table:style-name="ce61" table:formula="of:=[.M19]/2" office:value-type="float" office:value="1.28210245821076E+023" calcext:value-type="float">
            <text:p>128,210,245,821,076,0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2"/>
          <table:table-cell table:style-name="ce49" table:formula="of:=[.K20]/2" office:value-type="float" office:value="1.81529639965138E+023" calcext:value-type="float">
            <text:p>181,529,639,965,138,000,000,000.000</text:p>
          </table:table-cell>
          <table:table-cell/>
          <table:table-cell table:style-name="ce61" table:formula="of:=[.M20]/2" office:value-type="float" office:value="6.41051229105379E+022" calcext:value-type="float">
            <text:p>64,105,122,910,537,9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table:style-name="ce49" table:formula="of:=[.K21]/2" office:value-type="float" office:value="9.07648199825692E+022" calcext:value-type="float">
            <text:p>90,764,819,982,569,200,000,000.000</text:p>
          </table:table-cell>
          <table:table-cell/>
          <table:table-cell table:style-name="ce61" table:formula="of:=[.M21]/2" office:value-type="float" office:value="3.20525614552689E+022" calcext:value-type="float">
            <text:p>32,052,561,455,268,9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style-name="ce49" table:formula="of:=[.K22]/2" office:value-type="float" office:value="4.53824099912846E+022" calcext:value-type="float">
            <text:p>45,382,409,991,284,600,000,000.000</text:p>
          </table:table-cell>
          <table:table-cell/>
          <table:table-cell table:style-name="ce61" table:formula="of:=[.M22]/2" office:value-type="float" office:value="1.60262807276345E+022" calcext:value-type="float">
            <text:p>16,026,280,727,634,50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2"/>
          <table:table-cell table:style-name="ce49" table:formula="of:=[.K23]/2" office:value-type="float" office:value="2.26912049956423E+022" calcext:value-type="float">
            <text:p>22,691,204,995,642,300,000,000.000</text:p>
          </table:table-cell>
          <table:table-cell/>
          <table:table-cell table:style-name="ce61" table:formula="of:=[.M23]/2" office:value-type="float" office:value="8.01314036381723E+021" calcext:value-type="float">
            <text:p>8,013,140,363,817,23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/>
          <table:table-cell table:style-name="ce49" table:formula="of:=[.K24]/2" office:value-type="float" office:value="1.13456024978212E+022" calcext:value-type="float">
            <text:p>11,345,602,497,821,200,000,000.000</text:p>
          </table:table-cell>
          <table:table-cell/>
          <table:table-cell table:style-name="ce61" table:formula="of:=[.M24]/2" office:value-type="float" office:value="4.00657018190862E+021" calcext:value-type="float">
            <text:p>4,006,570,181,908,62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2"/>
          <table:table-cell table:style-name="ce49" table:formula="of:=[.K25]/2" office:value-type="float" office:value="5.67280124891058E+021" calcext:value-type="float">
            <text:p>5,672,801,248,910,580,000,000.000</text:p>
          </table:table-cell>
          <table:table-cell/>
          <table:table-cell table:style-name="ce61" table:formula="of:=[.M25]/2" office:value-type="float" office:value="2.00328509095431E+021" calcext:value-type="float">
            <text:p>2,003,285,090,954,31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49" table:formula="of:=[.K26]/2" office:value-type="float" office:value="2.83640062445529E+021" calcext:value-type="float">
            <text:p>2,836,400,624,455,290,000,000.000</text:p>
          </table:table-cell>
          <table:table-cell/>
          <table:table-cell table:style-name="ce61" table:formula="of:=[.M26]/2" office:value-type="float" office:value="1.00164254547715E+021" calcext:value-type="float">
            <text:p>1,001,642,545,477,150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2"/>
          <table:table-cell table:style-name="ce49" table:formula="of:=[.K27]/2" office:value-type="float" office:value="1.41820031222764E+021" calcext:value-type="float">
            <text:p>1,418,200,312,227,640,000,000.000</text:p>
          </table:table-cell>
          <table:table-cell/>
          <table:table-cell table:style-name="ce61" table:formula="of:=[.M27]/2" office:value-type="float" office:value="5.00821272738577E+020" calcext:value-type="float">
            <text:p>500,821,272,738,577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2"/>
          <table:table-cell table:style-name="ce49" table:formula="of:=[.K28]/2" office:value-type="float" office:value="7.09100156113822E+020" calcext:value-type="float">
            <text:p>709,100,156,113,822,000,000.000</text:p>
          </table:table-cell>
          <table:table-cell/>
          <table:table-cell table:style-name="ce61" table:formula="of:=[.M28]/2" office:value-type="float" office:value="2.50410636369289E+020" calcext:value-type="float">
            <text:p>250,410,636,369,289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2"/>
          <table:table-cell table:style-name="ce49" table:formula="of:=[.K29]/2" office:value-type="float" office:value="3.54550078056911E+020" calcext:value-type="float">
            <text:p>354,550,078,056,911,000,000.000</text:p>
          </table:table-cell>
          <table:table-cell/>
          <table:table-cell table:style-name="ce61" table:formula="of:=[.M29]/2" office:value-type="float" office:value="1.25205318184644E+020" calcext:value-type="float">
            <text:p>125,205,318,184,644,0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style-name="ce49" table:formula="of:=[.K30]/2" office:value-type="float" office:value="1.77275039028456E+020" calcext:value-type="float">
            <text:p>177,275,039,028,456,000,000.000</text:p>
          </table:table-cell>
          <table:table-cell/>
          <table:table-cell table:style-name="ce61" table:formula="of:=[.M30]/2" office:value-type="float" office:value="6.26026590923221E+019" calcext:value-type="float">
            <text:p>62,602,659,092,322,1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table:style-name="ce49" table:formula="of:=[.K31]/2" office:value-type="float" office:value="8.86375195142278E+019" calcext:value-type="float">
            <text:p>88,637,519,514,227,800,000.000</text:p>
          </table:table-cell>
          <table:table-cell/>
          <table:table-cell table:style-name="ce61" table:formula="of:=[.M31]/2" office:value-type="float" office:value="3.13013295461611E+019" calcext:value-type="float">
            <text:p>31,301,329,546,161,1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2"/>
          <table:table-cell table:style-name="ce49" table:formula="of:=[.K32]/2" office:value-type="float" office:value="4.43187597571139E+019" calcext:value-type="float">
            <text:p>44,318,759,757,113,900,000.000</text:p>
          </table:table-cell>
          <table:table-cell/>
          <table:table-cell table:style-name="ce61" table:formula="of:=[.M32]/2" office:value-type="float" office:value="1.56506647730805E+019" calcext:value-type="float">
            <text:p>15,650,664,773,080,50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/>
          <table:table-cell table:style-name="ce49" table:formula="of:=[.K33]/2" office:value-type="float" office:value="2.21593798785569E+019" calcext:value-type="float">
            <text:p>22,159,379,878,556,900,000.000</text:p>
          </table:table-cell>
          <table:table-cell/>
          <table:table-cell table:style-name="ce61" table:formula="of:=[.M33]/2" office:value-type="float" office:value="7.82533238654027E+018" calcext:value-type="float">
            <text:p>7,825,332,386,540,27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2"/>
          <table:table-cell table:style-name="ce49" table:formula="of:=[.K34]/2" office:value-type="float" office:value="1.10796899392785E+019" calcext:value-type="float">
            <text:p>11,079,689,939,278,500,000.000</text:p>
          </table:table-cell>
          <table:table-cell/>
          <table:table-cell table:style-name="ce61" table:formula="of:=[.M34]/2" office:value-type="float" office:value="3.91266619327013E+018" calcext:value-type="float">
            <text:p>3,912,666,193,270,13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  <table:table-cell table:style-name="ce49" table:formula="of:=[.K35]/2" office:value-type="float" office:value="5.53984496963924E+018" calcext:value-type="float">
            <text:p>5,539,844,969,639,240,000.000</text:p>
          </table:table-cell>
          <table:table-cell/>
          <table:table-cell table:style-name="ce61" table:formula="of:=[.M35]/2" office:value-type="float" office:value="1.95633309663507E+018" calcext:value-type="float">
            <text:p>1,956,333,096,635,070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2"/>
          <table:table-cell table:style-name="ce49" table:formula="of:=[.K36]/2" office:value-type="float" office:value="2.76992248481962E+018" calcext:value-type="float">
            <text:p>2,769,922,484,819,620,000.000</text:p>
          </table:table-cell>
          <table:table-cell/>
          <table:table-cell table:style-name="ce61" table:formula="of:=[.M36]/2" office:value-type="float" office:value="9.78166548317533E+017" calcext:value-type="float">
            <text:p>978,166,548,317,533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2"/>
          <table:table-cell table:style-name="ce49" table:formula="of:=[.K37]/2" office:value-type="float" office:value="1.38496124240981E+018" calcext:value-type="float">
            <text:p>1,384,961,242,409,810,000.000</text:p>
          </table:table-cell>
          <table:table-cell/>
          <table:table-cell table:style-name="ce61" table:formula="of:=[.M37]/2" office:value-type="float" office:value="4.89083274158767E+017" calcext:value-type="float">
            <text:p>489,083,274,158,767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2"/>
          <table:table-cell table:style-name="ce49" table:formula="of:=[.K38]/2" office:value-type="float" office:value="6.92480621204904E+017" calcext:value-type="float">
            <text:p>692,480,621,204,904,000.000</text:p>
          </table:table-cell>
          <table:table-cell/>
          <table:table-cell table:style-name="ce61" table:formula="of:=[.M38]/2" office:value-type="float" office:value="2.44541637079383E+017" calcext:value-type="float">
            <text:p>244,541,637,079,383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2"/>
          <table:table-cell table:style-name="ce49" table:formula="of:=[.K39]/2" office:value-type="float" office:value="3.46240310602452E+017" calcext:value-type="float">
            <text:p>346,240,310,602,452,000.000</text:p>
          </table:table-cell>
          <table:table-cell/>
          <table:table-cell table:style-name="ce61" table:formula="of:=[.M39]/2" office:value-type="float" office:value="1.22270818539692E+017" calcext:value-type="float">
            <text:p>122,270,818,539,692,0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29" calcext:value-type="float">
            <text:p>29</text:p>
          </table:table-cell>
          <table:table-cell table:number-columns-repeated="2"/>
          <table:table-cell table:style-name="ce49" table:formula="of:=[.K40]/2" office:value-type="float" office:value="1.73120155301226E+017" calcext:value-type="float">
            <text:p>173,120,155,301,226,000.000</text:p>
          </table:table-cell>
          <table:table-cell/>
          <table:table-cell table:style-name="ce61" table:formula="of:=[.M40]/2" office:value-type="float" office:value="6.11354092698458E+016" calcext:value-type="float">
            <text:p>61,135,409,269,845,8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2"/>
          <table:table-cell table:style-name="ce49" table:formula="of:=[.K41]/2" office:value-type="float" office:value="8.65600776506131E+016" calcext:value-type="float">
            <text:p>86,560,077,650,613,100.000</text:p>
          </table:table-cell>
          <table:table-cell/>
          <table:table-cell table:style-name="ce61" table:formula="of:=[.M41]/2" office:value-type="float" office:value="3.05677046349229E+016" calcext:value-type="float">
            <text:p>30,567,704,634,922,9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2"/>
          <table:table-cell table:style-name="ce49" table:formula="of:=[.K42]/2" office:value-type="float" office:value="4.32800388253065E+016" calcext:value-type="float">
            <text:p>43,280,038,825,306,500.000</text:p>
          </table:table-cell>
          <table:table-cell/>
          <table:table-cell table:style-name="ce61" table:formula="of:=[.M42]/2" office:value-type="float" office:value="1.52838523174615E+016" calcext:value-type="float">
            <text:p>15,283,852,317,461,50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2"/>
          <table:table-cell table:style-name="ce49" table:formula="of:=[.K43]/2" office:value-type="float" office:value="2.16400194126533E+016" calcext:value-type="float">
            <text:p>21,640,019,412,653,300.000</text:p>
          </table:table-cell>
          <table:table-cell/>
          <table:table-cell table:style-name="ce61" table:formula="of:=[.M43]/2" office:value-type="float" office:value="7641926158730729" calcext:value-type="float">
            <text:p>7,641,926,158,730,729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2"/>
          <table:table-cell table:style-name="ce49" table:formula="of:=[.K44]/2" office:value-type="float" office:value="1.08200097063266E+016" calcext:value-type="float">
            <text:p>10,820,009,706,326,600.000</text:p>
          </table:table-cell>
          <table:table-cell/>
          <table:table-cell table:style-name="ce61" table:formula="of:=[.M44]/2" office:value-type="float" office:value="3.82096307936536E+015" calcext:value-type="float">
            <text:p>3,820,963,079,365,36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2"/>
          <table:table-cell table:style-name="ce49" table:formula="of:=[.K45]/2" office:value-type="float" office:value="5410004853163316" calcext:value-type="float">
            <text:p>5,410,004,853,163,316.000</text:p>
          </table:table-cell>
          <table:table-cell/>
          <table:table-cell table:style-name="ce61" table:formula="of:=[.M45]/2" office:value-type="float" office:value="1.91048153968268E+015" calcext:value-type="float">
            <text:p>1,910,481,539,682,680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2"/>
          <table:table-cell table:style-name="ce49" table:formula="of:=[.K46]/2" office:value-type="float" office:value="2705002426581658" calcext:value-type="float">
            <text:p>2,705,002,426,581,658.000</text:p>
          </table:table-cell>
          <table:table-cell/>
          <table:table-cell table:style-name="ce61" table:formula="of:=[.M46]/2" office:value-type="float" office:value="955240769841341" calcext:value-type="float">
            <text:p>955,240,769,841,341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2"/>
          <table:table-cell table:style-name="ce49" table:formula="of:=[.K47]/2" office:value-type="float" office:value="1352501213290829" calcext:value-type="float">
            <text:p>1,352,501,213,290,829.000</text:p>
          </table:table-cell>
          <table:table-cell/>
          <table:table-cell table:style-name="ce61" table:formula="of:=[.M47]/2" office:value-type="float" office:value="477620384920671" calcext:value-type="float">
            <text:p>477,620,384,920,671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2"/>
          <table:table-cell table:style-name="ce49" table:formula="of:=[.K48]/2" office:value-type="float" office:value="676250606645415" calcext:value-type="float">
            <text:p>676,250,606,645,415.000</text:p>
          </table:table-cell>
          <table:table-cell/>
          <table:table-cell table:style-name="ce61" table:formula="of:=[.M48]/2" office:value-type="float" office:value="238810192460335" calcext:value-type="float">
            <text:p>238,810,192,460,335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2"/>
          <table:table-cell table:style-name="ce49" table:formula="of:=[.K49]/2" office:value-type="float" office:value="338125303322707" calcext:value-type="float">
            <text:p>338,125,303,322,707.000</text:p>
          </table:table-cell>
          <table:table-cell/>
          <table:table-cell table:style-name="ce61" table:formula="of:=[.M49]/2" office:value-type="float" office:value="119405096230168" calcext:value-type="float">
            <text:p>119,405,096,230,168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2"/>
          <table:table-cell table:style-name="ce49" table:formula="of:=[.K50]/2" office:value-type="float" office:value="169062651661354" calcext:value-type="float">
            <text:p>169,062,651,661,354.000</text:p>
          </table:table-cell>
          <table:table-cell/>
          <table:table-cell table:style-name="ce61" table:formula="of:=[.M50]/2" office:value-type="float" office:value="59702548115083.8" calcext:value-type="float">
            <text:p>59,702,548,115,083.8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2"/>
          <table:table-cell table:style-name="ce49" table:formula="of:=[.K51]/2" office:value-type="float" office:value="84531325830676.8" calcext:value-type="float">
            <text:p>84,531,325,830,676.800</text:p>
          </table:table-cell>
          <table:table-cell/>
          <table:table-cell table:style-name="ce61" table:formula="of:=[.M51]/2" office:value-type="float" office:value="29851274057541.9" calcext:value-type="float">
            <text:p>29,851,274,057,541.9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2"/>
          <table:table-cell table:style-name="ce49" table:formula="of:=[.K52]/2" office:value-type="float" office:value="42265662915338.4" calcext:value-type="float">
            <text:p>42,265,662,915,338.400</text:p>
          </table:table-cell>
          <table:table-cell/>
          <table:table-cell table:style-name="ce61" table:formula="of:=[.M52]/2" office:value-type="float" office:value="14925637028771" calcext:value-type="float">
            <text:p>14,925,637,028,771.00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2"/>
          <table:table-cell table:style-name="ce49" table:formula="of:=[.K53]/2" office:value-type="float" office:value="21132831457669.2" calcext:value-type="float">
            <text:p>21,132,831,457,669.200</text:p>
          </table:table-cell>
          <table:table-cell/>
          <table:table-cell table:style-name="ce61" table:formula="of:=[.M53]/2" office:value-type="float" office:value="7462818514385.48" calcext:value-type="float">
            <text:p>7,462,818,514,385.48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2"/>
          <table:table-cell table:style-name="ce49" table:formula="of:=[.K54]/2" office:value-type="float" office:value="10566415728834.6" calcext:value-type="float">
            <text:p>10,566,415,728,834.600</text:p>
          </table:table-cell>
          <table:table-cell/>
          <table:table-cell table:style-name="ce61" table:formula="of:=[.M54]/2" office:value-type="float" office:value="3731409257192.74" calcext:value-type="float">
            <text:p>3,731,409,257,192.74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4" calcext:value-type="float">
            <text:p>44</text:p>
          </table:table-cell>
          <table:table-cell table:number-columns-repeated="2"/>
          <table:table-cell table:style-name="ce49" table:formula="of:=[.K55]/2" office:value-type="float" office:value="5283207864417.3" calcext:value-type="float">
            <text:p>5,283,207,864,417.300</text:p>
          </table:table-cell>
          <table:table-cell/>
          <table:table-cell table:style-name="ce61" table:formula="of:=[.M55]/2" office:value-type="float" office:value="1865704628596.37" calcext:value-type="float">
            <text:p>1,865,704,628,596.370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2"/>
          <table:table-cell table:style-name="ce49" table:formula="of:=[.K56]/2" office:value-type="float" office:value="2641603932208.65" calcext:value-type="float">
            <text:p>2,641,603,932,208.650</text:p>
          </table:table-cell>
          <table:table-cell/>
          <table:table-cell table:style-name="ce61" table:formula="of:=[.M56]/2" office:value-type="float" office:value="932852314298.185" calcext:value-type="float">
            <text:p>932,852,314,298.185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2"/>
          <table:table-cell table:style-name="ce49" table:formula="of:=[.K57]/2" office:value-type="float" office:value="1320801966104.32" calcext:value-type="float">
            <text:p>1,320,801,966,104.320</text:p>
          </table:table-cell>
          <table:table-cell/>
          <table:table-cell table:style-name="ce61" table:formula="of:=[.M57]/2" office:value-type="float" office:value="466426157149.092" calcext:value-type="float">
            <text:p>466,426,157,149.092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2"/>
          <table:table-cell table:style-name="ce49" table:formula="of:=[.K58]/2" office:value-type="float" office:value="660400983052.162" calcext:value-type="float">
            <text:p>660,400,983,052.162</text:p>
          </table:table-cell>
          <table:table-cell/>
          <table:table-cell table:style-name="ce61" table:formula="of:=[.M58]/2" office:value-type="float" office:value="233213078574.546" calcext:value-type="float">
            <text:p>233,213,078,574.546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2"/>
          <table:table-cell table:style-name="ce49" table:formula="of:=[.K59]/2" office:value-type="float" office:value="330200491526.081" calcext:value-type="float">
            <text:p>330,200,491,526.081</text:p>
          </table:table-cell>
          <table:table-cell/>
          <table:table-cell table:style-name="ce61" table:formula="of:=[.M59]/2" office:value-type="float" office:value="116606539287.273" calcext:value-type="float">
            <text:p>116,606,539,287.273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49" calcext:value-type="float">
            <text:p>49</text:p>
          </table:table-cell>
          <table:table-cell table:number-columns-repeated="2"/>
          <table:table-cell table:style-name="ce49" table:formula="of:=[.K60]/2" office:value-type="float" office:value="165100245763.041" calcext:value-type="float">
            <text:p>165,100,245,763.041</text:p>
          </table:table-cell>
          <table:table-cell/>
          <table:table-cell table:style-name="ce61" table:formula="of:=[.M60]/2" office:value-type="float" office:value="58303269643.6365" calcext:value-type="float">
            <text:p>58,303,269,643.637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2"/>
          <table:table-cell table:style-name="ce49" table:formula="of:=[.K61]/2" office:value-type="float" office:value="82550122881.5203" calcext:value-type="float">
            <text:p>82,550,122,881.520</text:p>
          </table:table-cell>
          <table:table-cell/>
          <table:table-cell table:style-name="ce61" table:formula="of:=[.M61]/2" office:value-type="float" office:value="29151634821.8183" calcext:value-type="float">
            <text:p>29,151,634,821.818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1" calcext:value-type="float">
            <text:p>51</text:p>
          </table:table-cell>
          <table:table-cell table:number-columns-repeated="2"/>
          <table:table-cell table:style-name="ce49" table:formula="of:=[.K62]/2" office:value-type="float" office:value="41275061440.7602" calcext:value-type="float">
            <text:p>41,275,061,440.760</text:p>
          </table:table-cell>
          <table:table-cell/>
          <table:table-cell table:style-name="ce61" table:formula="of:=[.M62]/2" office:value-type="float" office:value="14575817410.9091" calcext:value-type="float">
            <text:p>14,575,817,410.909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2" calcext:value-type="float">
            <text:p>52</text:p>
          </table:table-cell>
          <table:table-cell table:number-columns-repeated="2"/>
          <table:table-cell table:style-name="ce49" table:formula="of:=[.K63]/2" office:value-type="float" office:value="20637530720.3801" calcext:value-type="float">
            <text:p>20,637,530,720.380</text:p>
          </table:table-cell>
          <table:table-cell/>
          <table:table-cell table:style-name="ce61" table:formula="of:=[.M63]/2" office:value-type="float" office:value="7287908705.45457" calcext:value-type="float">
            <text:p>7,287,908,705.455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3" calcext:value-type="float">
            <text:p>53</text:p>
          </table:table-cell>
          <table:table-cell table:number-columns-repeated="2"/>
          <table:table-cell table:style-name="ce49" table:formula="of:=[.K64]/2" office:value-type="float" office:value="10318765360.19" calcext:value-type="float">
            <text:p>10,318,765,360.190</text:p>
          </table:table-cell>
          <table:table-cell/>
          <table:table-cell table:style-name="ce61" table:formula="of:=[.M64]/2" office:value-type="float" office:value="3643954352.72728" calcext:value-type="float">
            <text:p>3,643,954,352.727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4" calcext:value-type="float">
            <text:p>54</text:p>
          </table:table-cell>
          <table:table-cell table:number-columns-repeated="2"/>
          <table:table-cell table:style-name="ce49" table:formula="of:=[.K65]/2" office:value-type="float" office:value="5159382680.09502" calcext:value-type="float">
            <text:p>5,159,382,680.095</text:p>
          </table:table-cell>
          <table:table-cell table:style-name="ce55"/>
          <table:table-cell table:style-name="ce61" table:formula="of:=[.M65]/2" office:value-type="float" office:value="1821977176.36364" calcext:value-type="float">
            <text:p>1,821,977,176.364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5" calcext:value-type="float">
            <text:p>55</text:p>
          </table:table-cell>
          <table:table-cell table:number-columns-repeated="2"/>
          <table:table-cell table:style-name="ce50" table:formula="of:=[.K66]/2" office:value-type="float" office:value="2579691340.04751" calcext:value-type="float">
            <text:p>2,579,691,340.048</text:p>
          </table:table-cell>
          <table:table-cell table:style-name="ce57"/>
          <table:table-cell table:style-name="ce62" table:formula="of:=[.M66]/2" office:value-type="float" office:value="910988588.181821" calcext:value-type="float">
            <text:p>910,988,588.182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2"/>
          <table:table-cell table:style-name="ce50" table:formula="of:=[.K67]/2" office:value-type="float" office:value="1289845670.02375" calcext:value-type="float">
            <text:p>1,289,845,670.024</text:p>
          </table:table-cell>
          <table:table-cell table:style-name="ce57"/>
          <table:table-cell table:style-name="ce62" table:formula="of:=[.M67]/2" office:value-type="float" office:value="455494294.090911" calcext:value-type="float">
            <text:p>455,494,294.091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2"/>
          <table:table-cell table:style-name="ce50" table:formula="of:=[.K68]/2" office:value-type="float" office:value="644922835.011877" calcext:value-type="float">
            <text:p>644,922,835.012</text:p>
          </table:table-cell>
          <table:table-cell table:style-name="ce57"/>
          <table:table-cell table:style-name="ce62" table:formula="of:=[.M68]/2" office:value-type="float" office:value="227747147.045455" calcext:value-type="float">
            <text:p>227,747,147.045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8" calcext:value-type="float">
            <text:p>58</text:p>
          </table:table-cell>
          <table:table-cell table:number-columns-repeated="2"/>
          <table:table-cell table:style-name="ce50" table:formula="of:=[.K69]/2" office:value-type="float" office:value="322461417.505939" calcext:value-type="float">
            <text:p>322,461,417.506</text:p>
          </table:table-cell>
          <table:table-cell table:style-name="ce57"/>
          <table:table-cell table:style-name="ce62" table:formula="of:=[.M69]/2" office:value-type="float" office:value="113873573.522728" calcext:value-type="float">
            <text:p>113,873,573.523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59" calcext:value-type="float">
            <text:p>59</text:p>
          </table:table-cell>
          <table:table-cell table:number-columns-repeated="2"/>
          <table:table-cell table:style-name="ce50" table:formula="of:=[.K70]/2" office:value-type="float" office:value="161230708.752969" calcext:value-type="float">
            <text:p>161,230,708.753</text:p>
          </table:table-cell>
          <table:table-cell table:style-name="ce57"/>
          <table:table-cell table:style-name="ce62" table:formula="of:=[.M70]/2" office:value-type="float" office:value="56936786.7613638" calcext:value-type="float">
            <text:p>56,936,786.761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60" calcext:value-type="float">
            <text:p>60</text:p>
          </table:table-cell>
          <table:table-cell table:number-columns-repeated="2"/>
          <table:table-cell table:style-name="ce50" table:formula="of:=[.K71]/2" office:value-type="float" office:value="80615354.3764847" calcext:value-type="float">
            <text:p>80,615,354.376</text:p>
          </table:table-cell>
          <table:table-cell table:style-name="ce57"/>
          <table:table-cell table:style-name="ce62" table:formula="of:=[.M71]/2" office:value-type="float" office:value="28468393.3806819" calcext:value-type="float">
            <text:p>28,468,393.381</text:p>
          </table:table-cell>
          <table:table-cell table:number-columns-repeated="1011"/>
        </table:table-row>
        <table:table-row table:style-name="ro8">
          <table:table-cell table:number-columns-repeated="7"/>
          <table:table-cell office:value-type="float" office:value="61" calcext:value-type="float">
            <text:p>61</text:p>
          </table:table-cell>
          <table:table-cell table:number-columns-repeated="2"/>
          <table:table-cell table:style-name="ce50" table:formula="of:=[.K72]/2" office:value-type="float" office:value="40307677.1882423" calcext:value-type="float">
            <text:p>40,307,677.188</text:p>
          </table:table-cell>
          <table:table-cell table:style-name="ce57"/>
          <table:table-cell table:style-name="ce62" table:formula="of:=[.M72]/2" office:value-type="float" office:value="14234196.690341" calcext:value-type="float">
            <text:p>14,234,196.690</text:p>
          </table:table-cell>
          <table:table-cell table:number-columns-repeated="1011"/>
        </table:table-row>
        <table:table-row table:style-name="ro8">
          <table:table-cell table:number-columns-repeated="7"/>
          <table:table-cell table:style-name="ce21" office:value-type="float" office:value="62" calcext:value-type="float">
            <text:p>62</text:p>
          </table:table-cell>
          <table:table-cell table:style-name="ce21" table:number-columns-repeated="2"/>
          <table:table-cell table:style-name="ce51" table:formula="of:=[.K73]/2" office:value-type="float" office:value="20153838.5941212" calcext:value-type="float">
            <text:p>20,153,838.594</text:p>
          </table:table-cell>
          <table:table-cell table:style-name="ce42"/>
          <table:table-cell table:style-name="ce63" table:formula="of:=[.M73]/2" office:value-type="float" office:value="7117098.34517048" calcext:value-type="float">
            <text:p>7,117,098.345</text:p>
          </table:table-cell>
          <table:table-cell table:number-columns-repeated="1011"/>
        </table:table-row>
        <table:table-row table:style-name="ro8">
          <table:table-cell table:number-columns-repeated="7"/>
          <table:table-cell table:style-name="ce22" office:value-type="float" office:value="63" calcext:value-type="float">
            <text:p>63</text:p>
          </table:table-cell>
          <table:table-cell table:style-name="ce22"/>
          <table:table-cell table:style-name="ce42"/>
          <table:table-cell table:style-name="ce51" table:formula="of:=[.K74]/2" office:value-type="float" office:value="10076919.2970606" calcext:value-type="float">
            <text:p>10,076,919.297</text:p>
          </table:table-cell>
          <table:table-cell table:style-name="ce42"/>
          <table:table-cell table:style-name="ce63" table:formula="of:=[.M74]/2" office:value-type="float" office:value="3558549.17258524" calcext:value-type="float">
            <text:p>3,558,549.173</text:p>
          </table:table-cell>
          <table:table-cell table:style-name="ce42"/>
          <table:table-cell table:number-columns-repeated="1010"/>
        </table:table-row>
        <table:table-row table:style-name="ro8">
          <table:table-cell table:number-columns-repeated="3"/>
          <table:table-cell table:style-name="ce21" table:number-columns-repeated="4"/>
          <table:table-cell table:style-name="ce22" office:value-type="float" office:value="64" calcext:value-type="float">
            <text:p>64</text:p>
          </table:table-cell>
          <table:table-cell table:style-name="ce22"/>
          <table:table-cell table:style-name="ce42"/>
          <table:table-cell table:style-name="ce52" table:formula="of:=[.K75]/2" office:value-type="float" office:value="5038459.64853029" calcext:value-type="float">
            <text:p>5,038,459.649</text:p>
          </table:table-cell>
          <table:table-cell table:style-name="ce42"/>
          <table:table-cell table:style-name="ce52" table:formula="of:=[.M75]/2" office:value-type="float" office:value="1779274.58629262" calcext:value-type="float">
            <text:p>1,779,274.586</text:p>
          </table:table-cell>
          <table:table-cell table:style-name="ce42"/>
          <table:table-cell table:number-columns-repeated="1010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65" calcext:value-type="float">
            <text:p>65</text:p>
          </table:table-cell>
          <table:table-cell table:style-name="ce22"/>
          <table:table-cell table:style-name="ce42"/>
          <table:table-cell table:style-name="ce52" table:formula="of:=[.K76]/2" office:value-type="float" office:value="2519229.82426515" calcext:value-type="float">
            <text:p>2,519,229.824</text:p>
          </table:table-cell>
          <table:table-cell table:style-name="ce42"/>
          <table:table-cell table:style-name="ce52" table:formula="of:=[.M76]/2" office:value-type="float" office:value="889637.29314631" calcext:value-type="float">
            <text:p>889,637.293</text:p>
          </table:table-cell>
          <table:table-cell table:style-name="ce42"/>
          <table:table-cell table:number-columns-repeated="1010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66" calcext:value-type="float">
            <text:p>66</text:p>
          </table:table-cell>
          <table:table-cell table:style-name="ce22"/>
          <table:table-cell table:style-name="ce42"/>
          <table:table-cell table:style-name="ce52" table:formula="of:=[.K77]/2" office:value-type="float" office:value="1259614.91213257" calcext:value-type="float">
            <text:p>1,259,614.912</text:p>
          </table:table-cell>
          <table:table-cell table:style-name="ce42"/>
          <table:table-cell table:style-name="ce52" table:formula="of:=[.M77]/2" office:value-type="float" office:value="444818.646573155" calcext:value-type="float">
            <text:p>444,818.647</text:p>
          </table:table-cell>
          <table:table-cell table:style-name="ce42"/>
          <table:table-cell table:number-columns-repeated="1010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67" calcext:value-type="float">
            <text:p>67</text:p>
          </table:table-cell>
          <table:table-cell table:style-name="ce22"/>
          <table:table-cell table:style-name="ce42"/>
          <table:table-cell table:style-name="ce52" table:formula="of:=[.K78]/2" office:value-type="float" office:value="629807.456066287" calcext:value-type="float">
            <text:p>629,807.456</text:p>
          </table:table-cell>
          <table:table-cell table:style-name="ce42"/>
          <table:table-cell table:style-name="ce52" table:formula="of:=[.M78]/2" office:value-type="float" office:value="222409.323286577" calcext:value-type="float">
            <text:p>222,409.323</text:p>
          </table:table-cell>
          <table:table-cell table:style-name="ce42"/>
          <table:table-cell table:number-columns-repeated="1010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68" calcext:value-type="float">
            <text:p>68</text:p>
          </table:table-cell>
          <table:table-cell table:style-name="ce22"/>
          <table:table-cell table:style-name="ce42"/>
          <table:table-cell table:style-name="ce52" table:formula="of:=[.K79]/2" office:value-type="float" office:value="314903.728033143" calcext:value-type="float">
            <text:p>314,903.728</text:p>
          </table:table-cell>
          <table:table-cell table:style-name="ce42"/>
          <table:table-cell table:style-name="ce52" table:formula="of:=[.M79]/2" office:value-type="float" office:value="111204.661643289" calcext:value-type="float">
            <text:p>111,204.662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1">
          <table:table-cell table:number-columns-repeated="3"/>
          <table:table-cell table:style-name="ce22" table:number-columns-repeated="4"/>
          <table:table-cell table:style-name="ce22" office:value-type="float" office:value="69" calcext:value-type="float">
            <text:p>69</text:p>
          </table:table-cell>
          <table:table-cell table:style-name="ce22"/>
          <table:table-cell table:style-name="ce42"/>
          <table:table-cell table:style-name="ce52" table:formula="of:=[.K80]/2" office:value-type="float" office:value="157451.864016572" calcext:value-type="float">
            <text:p>157,451.864</text:p>
          </table:table-cell>
          <table:table-cell/>
          <table:table-cell table:style-name="ce52" table:formula="of:=[.M80]/2" office:value-type="float" office:value="55602.3308216443" calcext:value-type="float">
            <text:p>55,602.331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10">
          <table:table-cell table:number-columns-repeated="3"/>
          <table:table-cell table:style-name="ce22" table:number-columns-repeated="4"/>
          <table:table-cell table:style-name="ce35" office:value-type="float" office:value="70" calcext:value-type="float">
            <text:p>70</text:p>
          </table:table-cell>
          <table:table-cell table:style-name="ce35"/>
          <table:table-cell table:style-name="ce43"/>
          <table:table-cell table:style-name="ce53" table:formula="of:=TRUNC([.K81]/2;6)" office:value-type="float" office:value="78725.932008" calcext:value-type="float">
            <text:p>78,725.932008</text:p>
          </table:table-cell>
          <table:table-cell table:style-name="ce43" office:value-type="string" calcext:value-type="string">
            <text:p>Hz</text:p>
          </table:table-cell>
          <table:table-cell table:style-name="ce53" table:formula="of:=TRUNC([.M81]/2;6)" office:value-type="float" office:value="27801.16541" calcext:value-type="float">
            <text:p>27,801.165410</text:p>
          </table:table-cell>
          <table:table-cell table:style-name="ce43" office:value-type="string" calcext:value-type="string">
            <text:p>Hz</text:p>
          </table:table-cell>
          <table:table-cell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71" calcext:value-type="float">
            <text:p>71</text:p>
          </table:table-cell>
          <table:table-cell table:style-name="ce22"/>
          <table:table-cell table:style-name="ce42"/>
          <table:table-cell table:style-name="ce52" table:formula="of:=[.K82]/2" office:value-type="float" office:value="39362.966004" calcext:value-type="float">
            <text:p>39,362.966</text:p>
          </table:table-cell>
          <table:table-cell table:style-name="ce42"/>
          <table:table-cell table:style-name="ce52" table:formula="of:=[.M82]/2" office:value-type="float" office:value="13900.582705" calcext:value-type="float">
            <text:p>13,900.583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1">
          <table:table-cell table:number-columns-repeated="3"/>
          <table:table-cell table:style-name="ce23" table:number-columns-repeated="4"/>
          <table:table-cell table:style-name="ce22" office:value-type="float" office:value="72" calcext:value-type="float">
            <text:p>72</text:p>
          </table:table-cell>
          <table:table-cell table:style-name="ce22"/>
          <table:table-cell table:style-name="ce42"/>
          <table:table-cell table:style-name="ce52" table:formula="of:=[.K83]/2" office:value-type="float" office:value="19681.483002" calcext:value-type="float">
            <text:p>19,681.483</text:p>
          </table:table-cell>
          <table:table-cell table:style-name="ce42"/>
          <table:table-cell table:style-name="ce52" table:formula="of:=[.M83]/2" office:value-type="float" office:value="6950.2913525" calcext:value-type="float">
            <text:p>6,950.291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73" calcext:value-type="float">
            <text:p>73</text:p>
          </table:table-cell>
          <table:table-cell table:style-name="ce22"/>
          <table:table-cell table:style-name="ce42"/>
          <table:table-cell table:style-name="ce52" table:formula="of:=[.K84]/2" office:value-type="float" office:value="9840.741501" calcext:value-type="float">
            <text:p>9,840.742</text:p>
          </table:table-cell>
          <table:table-cell table:style-name="ce42"/>
          <table:table-cell table:style-name="ce52" table:formula="of:=[.M84]/2" office:value-type="float" office:value="3475.14567625" calcext:value-type="float">
            <text:p>3,475.146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74" calcext:value-type="float">
            <text:p>74</text:p>
          </table:table-cell>
          <table:table-cell table:style-name="ce22"/>
          <table:table-cell table:style-name="ce42"/>
          <table:table-cell table:style-name="ce52" table:formula="of:=[.K85]/2" office:value-type="float" office:value="4920.3707505" calcext:value-type="float">
            <text:p>4,920.371</text:p>
          </table:table-cell>
          <table:table-cell table:style-name="ce42"/>
          <table:table-cell table:style-name="ce52" table:formula="of:=[.M85]/2" office:value-type="float" office:value="1737.572838125" calcext:value-type="float">
            <text:p>1,737.573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75" calcext:value-type="float">
            <text:p>75</text:p>
          </table:table-cell>
          <table:table-cell table:style-name="ce22"/>
          <table:table-cell table:style-name="ce42"/>
          <table:table-cell table:style-name="ce52" table:formula="of:=[.K86]/2" office:value-type="float" office:value="2460.18537525" calcext:value-type="float">
            <text:p>2,460.185</text:p>
          </table:table-cell>
          <table:table-cell table:style-name="ce42"/>
          <table:table-cell table:style-name="ce52" table:formula="of:=[.M86]/2" office:value-type="float" office:value="868.7864190625" calcext:value-type="float">
            <text:p>868.786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1">
          <table:table-cell table:number-columns-repeated="3"/>
          <table:table-cell table:style-name="ce22" table:number-columns-repeated="4"/>
          <table:table-cell table:style-name="ce22" office:value-type="float" office:value="76" calcext:value-type="float">
            <text:p>76</text:p>
          </table:table-cell>
          <table:table-cell table:style-name="ce22"/>
          <table:table-cell table:style-name="ce42"/>
          <table:table-cell table:style-name="ce52" table:formula="of:=[.K87]/2" office:value-type="float" office:value="1230.092687625" calcext:value-type="float">
            <text:p>1,230.093</text:p>
          </table:table-cell>
          <table:table-cell/>
          <table:table-cell table:style-name="ce52" table:formula="of:=[.M87]/2" office:value-type="float" office:value="434.39320953125" calcext:value-type="float">
            <text:p>434.393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10">
          <table:table-cell table:number-columns-repeated="3"/>
          <table:table-cell table:style-name="ce22" table:number-columns-repeated="4"/>
          <table:table-cell table:style-name="ce35" office:value-type="float" office:value="77" calcext:value-type="float">
            <text:p>77</text:p>
          </table:table-cell>
          <table:table-cell table:style-name="ce35"/>
          <table:table-cell table:style-name="ce43"/>
          <table:table-cell table:style-name="ce53" table:formula="of:=TRUNC([.K88]/2;6)" office:value-type="float" office:value="615.046343" calcext:value-type="float">
            <text:p>615.046343</text:p>
          </table:table-cell>
          <table:table-cell table:style-name="ce43" office:value-type="string" calcext:value-type="string">
            <text:p>Hz</text:p>
          </table:table-cell>
          <table:table-cell table:style-name="ce53" table:formula="of:=TRUNC([.M88]/2;5)" office:value-type="float" office:value="217.1966" calcext:value-type="float">
            <text:p>217.196600</text:p>
          </table:table-cell>
          <table:table-cell table:style-name="ce43" office:value-type="string" calcext:value-type="string">
            <text:p>Hz</text:p>
          </table:table-cell>
          <table:table-cell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table:style-name="ce22" office:value-type="float" office:value="78" calcext:value-type="float">
            <text:p>78</text:p>
          </table:table-cell>
          <table:table-cell table:style-name="ce22"/>
          <table:table-cell table:style-name="ce42"/>
          <table:table-cell table:style-name="ce51" table:formula="of:=[.K89]/2" office:value-type="float" office:value="307.5231715" calcext:value-type="float">
            <text:p>307.523</text:p>
          </table:table-cell>
          <table:table-cell table:style-name="ce42"/>
          <table:table-cell table:style-name="ce63" table:formula="of:=[.M89]/2" office:value-type="float" office:value="108.5983" calcext:value-type="float">
            <text:p>108.598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1">
          <table:table-cell table:number-columns-repeated="3"/>
          <table:table-cell table:style-name="ce23" table:number-columns-repeated="4"/>
          <table:table-cell table:style-name="ce22" office:value-type="float" office:value="79" calcext:value-type="float">
            <text:p>79</text:p>
          </table:table-cell>
          <table:table-cell table:style-name="ce22"/>
          <table:table-cell table:style-name="ce42"/>
          <table:table-cell table:style-name="ce51" table:formula="of:=[.K90]/2" office:value-type="float" office:value="153.76158575" calcext:value-type="float">
            <text:p>153.762</text:p>
          </table:table-cell>
          <table:table-cell table:style-name="ce42"/>
          <table:table-cell table:style-name="ce63" table:formula="of:=[.M90]/2" office:value-type="float" office:value="54.29915" calcext:value-type="float">
            <text:p>54.299</text:p>
          </table:table-cell>
          <table:table-cell table:style-name="ce42"/>
          <table:table-cell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office:value-type="float" office:value="80" calcext:value-type="float">
            <text:p>80</text:p>
          </table:table-cell>
          <table:table-cell table:number-columns-repeated="2"/>
          <table:table-cell table:style-name="ce50" table:formula="of:=[.K91]/2" office:value-type="float" office:value="76.880792875" calcext:value-type="float">
            <text:p>76.881</text:p>
          </table:table-cell>
          <table:table-cell table:style-name="ce57"/>
          <table:table-cell table:style-name="ce62" table:formula="of:=[.M91]/2" office:value-type="float" office:value="27.149575" calcext:value-type="float">
            <text:p>27.150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3"/>
          <table:table-cell table:style-name="ce22" table:number-columns-repeated="4"/>
          <table:table-cell office:value-type="float" office:value="81" calcext:value-type="float">
            <text:p>81</text:p>
          </table:table-cell>
          <table:table-cell table:number-columns-repeated="2"/>
          <table:table-cell table:style-name="ce50" table:formula="of:=[.K92]/2" office:value-type="float" office:value="38.4403964375" calcext:value-type="float">
            <text:p>38.440</text:p>
          </table:table-cell>
          <table:table-cell table:style-name="ce57"/>
          <table:table-cell table:style-name="ce62" table:formula="of:=[.M92]/2" office:value-type="float" office:value="13.5747875" calcext:value-type="float">
            <text:p>13.575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7"/>
          <table:table-cell office:value-type="float" office:value="82" calcext:value-type="float">
            <text:p>82</text:p>
          </table:table-cell>
          <table:table-cell table:number-columns-repeated="2"/>
          <table:table-cell table:style-name="ce50" table:formula="of:=[.K93]/2" office:value-type="float" office:value="19.22019821875" calcext:value-type="float">
            <text:p>19.220</text:p>
          </table:table-cell>
          <table:table-cell table:style-name="ce57"/>
          <table:table-cell table:style-name="ce62" table:formula="of:=[.M93]/2" office:value-type="float" office:value="6.78739375" calcext:value-type="float">
            <text:p>6.787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7"/>
          <table:table-cell office:value-type="float" office:value="83" calcext:value-type="float">
            <text:p>83</text:p>
          </table:table-cell>
          <table:table-cell table:number-columns-repeated="2"/>
          <table:table-cell table:style-name="ce50" table:formula="of:=[.K94]/2" office:value-type="float" office:value="9.610099109375" calcext:value-type="float">
            <text:p>9.610</text:p>
          </table:table-cell>
          <table:table-cell table:style-name="ce57"/>
          <table:table-cell table:style-name="ce62" table:formula="of:=[.M94]/2" office:value-type="float" office:value="3.393696875" calcext:value-type="float">
            <text:p>3.394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7"/>
          <table:table-cell office:value-type="float" office:value="84" calcext:value-type="float">
            <text:p>84</text:p>
          </table:table-cell>
          <table:table-cell table:number-columns-repeated="2"/>
          <table:table-cell table:style-name="ce49" table:formula="of:=[.K95]/2" office:value-type="float" office:value="4.8050495546875" calcext:value-type="float">
            <text:p>4.805</text:p>
          </table:table-cell>
          <table:table-cell table:style-name="ce55"/>
          <table:table-cell table:style-name="ce61" table:formula="of:=[.M95]/2" office:value-type="float" office:value="1.6968484375" calcext:value-type="float">
            <text:p>1.697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7"/>
          <table:table-cell office:value-type="float" office:value="85" calcext:value-type="float">
            <text:p>85</text:p>
          </table:table-cell>
          <table:table-cell table:number-columns-repeated="2"/>
          <table:table-cell table:style-name="ce49" table:formula="of:=[.K96]/2" office:value-type="float" office:value="2.40252477734375" calcext:value-type="float">
            <text:p>2.403</text:p>
          </table:table-cell>
          <table:table-cell table:style-name="ce55"/>
          <table:table-cell table:style-name="ce61" table:formula="of:=[.M96]/2" office:value-type="float" office:value="0.84842421875" calcext:value-type="float">
            <text:p>0.848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7"/>
          <table:table-cell office:value-type="float" office:value="86" calcext:value-type="float">
            <text:p>86</text:p>
          </table:table-cell>
          <table:table-cell table:number-columns-repeated="2"/>
          <table:table-cell table:style-name="ce49" table:formula="of:=[.K97]/2" office:value-type="float" office:value="1.20126238867188" calcext:value-type="float">
            <text:p>1.201</text:p>
          </table:table-cell>
          <table:table-cell table:style-name="ce55"/>
          <table:table-cell table:style-name="ce61" table:formula="of:=[.M97]/2" office:value-type="float" office:value="0.424212109375" calcext:value-type="float">
            <text:p>0.424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>
          <table:table-cell table:number-columns-repeated="7"/>
          <table:table-cell office:value-type="float" office:value="87" calcext:value-type="float">
            <text:p>87</text:p>
          </table:table-cell>
          <table:table-cell table:number-columns-repeated="2"/>
          <table:table-cell table:style-name="ce49" table:formula="of:=[.K98]/2" office:value-type="float" office:value="0.600631194335938" calcext:value-type="float">
            <text:p>0.601</text:p>
          </table:table-cell>
          <table:table-cell/>
          <table:table-cell table:style-name="ce61" table:formula="of:=[.M98]/2" office:value-type="float" office:value="0.2121060546875" calcext:value-type="float">
            <text:p>0.212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1">
          <table:table-cell table:number-columns-repeated="10"/>
          <table:table-cell table:style-name="ce54" office:value-type="string" calcext:value-type="string">
            <text:p>Remote Mode</text:p>
          </table:table-cell>
          <table:table-cell/>
          <table:table-cell table:style-name="ce64" office:value-type="string" calcext:value-type="string">
            <text:p>Contact Mode</text:p>
          </table:table-cell>
          <table:table-cell table:number-columns-repeated="2"/>
          <table:table-cell table:style-name="ce68"/>
          <table:table-cell table:number-columns-repeated="1008"/>
        </table:table-row>
        <table:table-row table:style-name="ro8" table:number-rows-repeated="2">
          <table:table-cell table:number-columns-repeated="15"/>
          <table:table-cell table:style-name="ce68"/>
          <table:table-cell table:number-columns-repeated="1008"/>
        </table:table-row>
        <table:table-row table:style-name="ro4">
          <table:table-cell table:number-columns-repeated="10"/>
          <table:table-cell table:style-name="ce55"/>
          <table:table-cell table:number-columns-repeated="1013"/>
        </table:table-row>
        <table:table-row table:style-name="ro4">
          <table:table-cell table:number-columns-repeated="10"/>
          <table:table-cell table:style-name="ce55"/>
          <table:table-cell table:number-columns-repeated="3"/>
          <table:table-cell table:style-name="ce67"/>
          <table:table-cell table:number-columns-repeated="1009"/>
        </table:table-row>
        <table:table-row table:style-name="ro8" table:number-rows-repeated="104847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oja2" table:style-name="ta2">
        <table:table-column table:style-name="co16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oja3" table:style-name="ta3">
        <table:table-column table:style-name="co16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oja4" table:style-name="ta4">
        <table:table-column table:style-name="co16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</meta:initial-creator>
    <dc:creator>Jake</dc:creator>
    <meta:creation-date>2016-05-05T07:50:38</meta:creation-date>
    <dc:date>2018-08-02T22:51:53</dc:date>
    <meta:generator>LibreOffice/5.4.5.1$Windows_X86_64 LibreOffice_project/79c9829dd5d8054ec39a82dc51cd9eff340dbee8</meta:generator>
    <meta:document-statistic meta:table-count="4" meta:cell-count="291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